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dee37" officeooo:paragraph-rsid="001dee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uẩn IEEE754</text:p>
      <text:p text:style-name="P1">Một số nhị phân được biểu diễn dưới dạng</text:p>
      <text:p text:style-name="P1">1.F * 2^(E – 127)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vi" fo:country="VN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vi" fo:country="VN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9T17:34:13</meta:creation-date>
    <meta:generator>LibreOffice/4.3.1.2$Windows_x86 LibreOffice_project/958349dc3b25111dbca392fbc281a05559ef6848</meta:generator>
    <dc:date>2014-10-09T17:40:38.267000000</dc:date>
    <meta:editing-duration>PT6M25S</meta:editing-duration>
    <meta:editing-cycles>2</meta:editing-cycles>
    <meta:document-statistic meta:table-count="0" meta:image-count="0" meta:object-count="0" meta:page-count="1" meta:paragraph-count="3" meta:word-count="15" meta:character-count="70" meta:non-whitespace-character-count="57"/>
  </office:meta>
</office:document-meta>
</file>